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D000000DDB43ABA64C5FC9CAB.svm" manifest:media-type="image/x-svm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15.999cm" svg:height="8.999cm" svg:x="20.292cm" svg:y="57.394cm">
            <draw:object draw:notify-on-update-of-ranges="Sheet1.O3:Sheet1.O12" xlink:href="./Object 2" xlink:type="simple" xlink:show="embed" xlink:actuate="onLoad">
              <loext:p text:style-name="P1">
                <text:s text:c="9"/>
              </loext:p>
            </draw:object>
            <draw:image xlink:href="./ObjectReplacements/Object 2" xlink:type="simple" xlink:show="embed" xlink:actuate="onLoad"/>
          </draw:frame>
          <draw:frame draw:z-index="1" draw:style-name="gr2" draw:text-style-name="P3" svg:width="15.999cm" svg:height="8.999cm" svg:x="23.642cm" svg:y="8.52cm">
            <draw:object draw:notify-on-update-of-ranges="Sheet1.C2:Sheet1.C12 Sheet1.D1:Sheet1.D1 Sheet1.D2:Sheet1.D12 Sheet1.C2:Sheet1.C12 Sheet1.E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3" svg:width="15.999cm" svg:height="8.999cm" svg:x="25.624cm" svg:y="37.444cm">
            <draw:object draw:notify-on-update-of-ranges="Sheet1.F80:Sheet1.F120 Sheet1.G80:Sheet1.G1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3" svg:width="15.999cm" svg:height="8.999cm" svg:x="20.998cm" svg:y="50.248cm">
            <draw:object draw:notify-on-update-of-ranges="Sheet1.G80:Sheet1.G1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3" svg:width="15.999cm" svg:height="8.999cm" svg:x="3.9cm" svg:y="50.78cm">
            <draw:object draw:notify-on-update-of-ranges="Sheet1.G80:Sheet1.G126 Sheet1.F80:Sheet1.F1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2" draw:text-style-name="P3" svg:width="15.999cm" svg:height="8.999cm" svg:x="20.943cm" svg:y="51.337cm">
            <draw:object draw:notify-on-update-of-ranges="Sheet1.G80:Sheet1.G1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_SMOOTH</text:p>
          </table:table-cell>
          <table:table-cell table:number-columns-repeated="2"/>
          <table:table-cell office:value-type="string" calcext:value-type="string">
            <text:p>y = -14941.74 + (29.97386 - -14941.74)/(1 + (x/55778.08)^0.1737921)^0.00695180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.6696748733521" calcext:value-type="float">
            <text:p>14.6696748733521</text:p>
          </table:table-cell>
          <table:table-cell table:formula="of:= -14941.74 + (29.97386 - -14941.74)/(1 + ([.C3]/55778.08)^0.1737921)^0.006951804" office:value-type="float" office:value="15.4653015032291" calcext:value-type="float">
            <text:p>15.4653015032291</text:p>
          </table:table-cell>
          <table:table-cell table:number-columns-repeated="9"/>
          <table:table-cell office:value-type="float" office:value="2.47856712341309" calcext:value-type="float">
            <text:p>2.478567123413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.8353683948517" calcext:value-type="float">
            <text:p>13.8353683948517</text:p>
          </table:table-cell>
          <table:table-cell table:formula="of:= -14941.74 + (29.97386 - -14941.74)/(1 + ([.C4]/55778.08)^0.1737921)^0.006951804" office:value-type="float" office:value="13.746844538975" calcext:value-type="float">
            <text:p>13.746844538975</text:p>
          </table:table-cell>
          <table:table-cell table:number-columns-repeated="9"/>
          <table:table-cell office:value-type="float" office:value="2.36547803878784" calcext:value-type="float">
            <text:p>2.365478038787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.1028687953949" calcext:value-type="float">
            <text:p>13.1028687953949</text:p>
          </table:table-cell>
          <table:table-cell table:formula="of:= -14941.74 + (29.97386 - -14941.74)/(1 + ([.C5]/55778.08)^0.1737921)^0.006951804" office:value-type="float" office:value="12.6562852183088" calcext:value-type="float">
            <text:p>12.6562852183088</text:p>
          </table:table-cell>
          <table:table-cell table:number-columns-repeated="9"/>
          <table:table-cell office:value-type="float" office:value="2.25597858428955" calcext:value-type="float">
            <text:p>2.255978584289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.5013101100921" calcext:value-type="float">
            <text:p>12.5013101100921</text:p>
          </table:table-cell>
          <table:table-cell table:formula="of:= -14941.74 + (29.97386 - -14941.74)/(1 + ([.C6]/55778.08)^0.1737921)^0.006951804" office:value-type="float" office:value="11.8421115727397" calcext:value-type="float">
            <text:p>11.8421115727397</text:p>
          </table:table-cell>
          <table:table-cell table:number-columns-repeated="9"/>
          <table:table-cell office:value-type="float" office:value="2.14531803131104" calcext:value-type="float">
            <text:p>2.14531803131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.6125719547272" calcext:value-type="float">
            <text:p>11.6125719547272</text:p>
          </table:table-cell>
          <table:table-cell table:formula="of:= -14941.74 + (29.97386 - -14941.74)/(1 + ([.C7]/55778.08)^0.1737921)^0.006951804" office:value-type="float" office:value="11.1866345095532" calcext:value-type="float">
            <text:p>11.1866345095532</text:p>
          </table:table-cell>
          <table:table-cell table:number-columns-repeated="9"/>
          <table:table-cell office:value-type="float" office:value="2.0239987373352" calcext:value-type="float">
            <text:p>2.02399873733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.9396078586578" calcext:value-type="float">
            <text:p>10.9396078586578</text:p>
          </table:table-cell>
          <table:table-cell table:formula="of:= -14941.74 + (29.97386 - -14941.74)/(1 + ([.C8]/55778.08)^0.1737921)^0.006951804" office:value-type="float" office:value="10.6351096699254" calcext:value-type="float">
            <text:p>10.6351096699254</text:p>
          </table:table-cell>
          <table:table-cell table:number-columns-repeated="9"/>
          <table:table-cell office:value-type="float" office:value="1.90052723884583" calcext:value-type="float">
            <text:p>1.900527238845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.1122810840607" calcext:value-type="float">
            <text:p>10.1122810840607</text:p>
          </table:table-cell>
          <table:table-cell table:formula="of:= -14941.74 + (29.97386 - -14941.74)/(1 + ([.C9]/55778.08)^0.1737921)^0.006951804" office:value-type="float" office:value="10.1573601497421" calcext:value-type="float">
            <text:p>10.1573601497421</text:p>
          </table:table-cell>
          <table:table-cell table:number-columns-repeated="9"/>
          <table:table-cell office:value-type="float" office:value="1.7514066696167" calcext:value-type="float">
            <text:p>1.75140666961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.4939866065979" calcext:value-type="float">
            <text:p>9.4939866065979</text:p>
          </table:table-cell>
          <table:table-cell table:formula="of:= -14941.74 + (29.97386 - -14941.74)/(1 + ([.C10]/55778.08)^0.1737921)^0.006951804" office:value-type="float" office:value="9.73488809327318" calcext:value-type="float">
            <text:p>9.73488809327318</text:p>
          </table:table-cell>
          <table:table-cell table:number-columns-repeated="9"/>
          <table:table-cell office:value-type="float" office:value="1.64514994621277" calcext:value-type="float">
            <text:p>1.645149946212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.28579926490784" calcext:value-type="float">
            <text:p>8.28579926490784</text:p>
          </table:table-cell>
          <table:table-cell table:formula="of:= -14941.74 + (29.97386 - -14941.74)/(1 + ([.C11]/55778.08)^0.1737921)^0.006951804" office:value-type="float" office:value="9.35549222784175" calcext:value-type="float">
            <text:p>9.35549222784175</text:p>
          </table:table-cell>
          <table:table-cell table:number-columns-repeated="9"/>
          <table:table-cell office:value-type="float" office:value="1.47768759727478" calcext:value-type="float">
            <text:p>1.477687597274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7.16464042663574" calcext:value-type="float">
            <text:p>7.16464042663574</text:p>
          </table:table-cell>
          <table:table-cell table:formula="of:= -14941.74 + (29.97386 - -14941.74)/(1 + ([.C12]/55778.08)^0.1737921)^0.006951804" office:value-type="float" office:value="9.07719691687453" calcext:value-type="float">
            <text:p>9.07719691687453</text:p>
          </table:table-cell>
          <table:table-cell table:number-columns-repeated="9"/>
          <table:table-cell office:value-type="float" office:value="1.31033182144165" calcext:value-type="float">
            <text:p>1.31033182144165</text:p>
          </table:table-cell>
          <table:table-cell table:number-columns-repeated="4"/>
        </table:table-row>
        <table:table-row table:style-name="ro1" table:number-rows-repeated="67">
          <table:table-cell table:number-columns-repeated="19"/>
        </table:table-row>
        <table:table-row table:style-name="ro1"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1.77087640762329" calcext:value-type="float">
            <text:p>1.77087640762329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1.42597246170044" calcext:value-type="float">
            <text:p>1.4259724617004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1.37787222862244" calcext:value-type="float">
            <text:p>1.3778722286224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33612680435181" calcext:value-type="float">
            <text:p>1.3361268043518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.25" calcext:value-type="float">
            <text:p>1.25</text:p>
          </table:table-cell>
          <table:table-cell office:value-type="float" office:value="1.31530785560608" calcext:value-type="float">
            <text:p>1.3153078556060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.5" calcext:value-type="float">
            <text:p>1.5</text:p>
          </table:table-cell>
          <table:table-cell office:value-type="float" office:value="1.28927779197693" calcext:value-type="float">
            <text:p>1.2892777919769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.75" calcext:value-type="float">
            <text:p>1.75</text:p>
          </table:table-cell>
          <table:table-cell office:value-type="float" office:value="1.27161073684692" calcext:value-type="float">
            <text:p>1.2716107368469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6017642021179" calcext:value-type="float">
            <text:p>1.26017642021179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2.25" calcext:value-type="float">
            <text:p>2.25</text:p>
          </table:table-cell>
          <table:table-cell office:value-type="float" office:value="1.24270677566528" calcext:value-type="float">
            <text:p>1.2427067756652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1.22471642494202" calcext:value-type="float">
            <text:p>1.2247164249420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2.75" calcext:value-type="float">
            <text:p>2.75</text:p>
          </table:table-cell>
          <table:table-cell office:value-type="float" office:value="1.21244549751282" calcext:value-type="float">
            <text:p>1.2124454975128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.19911551475525" calcext:value-type="float">
            <text:p>1.1991155147552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3.25" calcext:value-type="float">
            <text:p>3.25</text:p>
          </table:table-cell>
          <table:table-cell office:value-type="float" office:value="1.18767285346985" calcext:value-type="float">
            <text:p>1.1876728534698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1.17360472679138" calcext:value-type="float">
            <text:p>1.1736047267913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3.75" calcext:value-type="float">
            <text:p>3.75</text:p>
          </table:table-cell>
          <table:table-cell office:value-type="float" office:value="1.16500115394592" calcext:value-type="float">
            <text:p>1.1650011539459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.14730262756348" calcext:value-type="float">
            <text:p>1.1473026275634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.25" calcext:value-type="float">
            <text:p>4.25</text:p>
          </table:table-cell>
          <table:table-cell office:value-type="float" office:value="1.13008975982666" calcext:value-type="float">
            <text:p>1.13008975982666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.5" calcext:value-type="float">
            <text:p>4.5</text:p>
          </table:table-cell>
          <table:table-cell office:value-type="float" office:value="1.09614515304565" calcext:value-type="float">
            <text:p>1.0961451530456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.75" calcext:value-type="float">
            <text:p>4.75</text:p>
          </table:table-cell>
          <table:table-cell office:value-type="float" office:value="1.08756542205811" calcext:value-type="float">
            <text:p>1.0875654220581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.07445240020752" calcext:value-type="float">
            <text:p>1.0744524002075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.25" calcext:value-type="float">
            <text:p>5.25</text:p>
          </table:table-cell>
          <table:table-cell office:value-type="float" office:value="1.05788850784302" calcext:value-type="float">
            <text:p>1.0578885078430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.5" calcext:value-type="float">
            <text:p>5.5</text:p>
          </table:table-cell>
          <table:table-cell office:value-type="float" office:value="1.049889087677" calcext:value-type="float">
            <text:p>1.049889087677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.75" calcext:value-type="float">
            <text:p>5.75</text:p>
          </table:table-cell>
          <table:table-cell office:value-type="float" office:value="1.03610634803772" calcext:value-type="float">
            <text:p>1.0361063480377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.02951002120972" calcext:value-type="float">
            <text:p>1.0295100212097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6.25" calcext:value-type="float">
            <text:p>6.25</text:p>
          </table:table-cell>
          <table:table-cell office:value-type="float" office:value="0.975380897521973" calcext:value-type="float">
            <text:p>0.97538089752197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0.955910682678223" calcext:value-type="float">
            <text:p>0.95591068267822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6.75" calcext:value-type="float">
            <text:p>6.75</text:p>
          </table:table-cell>
          <table:table-cell office:value-type="float" office:value="0.94183515548706" calcext:value-type="float">
            <text:p>0.94183515548706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937937021255493" calcext:value-type="float">
            <text:p>0.93793702125549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7.25" calcext:value-type="float">
            <text:p>7.25</text:p>
          </table:table-cell>
          <table:table-cell office:value-type="float" office:value="0.916332244873047" calcext:value-type="float">
            <text:p>0.916332244873047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7.5" calcext:value-type="float">
            <text:p>7.5</text:p>
          </table:table-cell>
          <table:table-cell office:value-type="float" office:value="0.903290033340454" calcext:value-type="float">
            <text:p>0.90329003334045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7.75" calcext:value-type="float">
            <text:p>7.75</text:p>
          </table:table-cell>
          <table:table-cell office:value-type="float" office:value="0.847960233688355" calcext:value-type="float">
            <text:p>0.84796023368835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831365585327148" calcext:value-type="float">
            <text:p>0.83136558532714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8.25" calcext:value-type="float">
            <text:p>8.25</text:p>
          </table:table-cell>
          <table:table-cell office:value-type="float" office:value="0.797207355499268" calcext:value-type="float">
            <text:p>0.79720735549926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8.5" calcext:value-type="float">
            <text:p>8.5</text:p>
          </table:table-cell>
          <table:table-cell office:value-type="float" office:value="0.775232315063477" calcext:value-type="float">
            <text:p>0.775232315063477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8.75" calcext:value-type="float">
            <text:p>8.75</text:p>
          </table:table-cell>
          <table:table-cell office:value-type="float" office:value="0.766059875488281" calcext:value-type="float">
            <text:p>0.76605987548828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745450496673584" calcext:value-type="float">
            <text:p>0.74545049667358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9.25" calcext:value-type="float">
            <text:p>9.25</text:p>
          </table:table-cell>
          <table:table-cell office:value-type="float" office:value="0.711472511291504" calcext:value-type="float">
            <text:p>0.7114725112915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9.5" calcext:value-type="float">
            <text:p>9.5</text:p>
          </table:table-cell>
          <table:table-cell office:value-type="float" office:value="0.710739135742188" calcext:value-type="float">
            <text:p>0.71073913574218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9.75" calcext:value-type="float">
            <text:p>9.75</text:p>
          </table:table-cell>
          <table:table-cell office:value-type="float" office:value="0.698255777359009" calcext:value-type="float">
            <text:p>0.698255777359009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9.8" calcext:value-type="float">
            <text:p>9.8</text:p>
          </table:table-cell>
          <table:table-cell office:value-type="float" office:value="0.698024034500122" calcext:value-type="float">
            <text:p>0.69802403450012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688029135" calcext:value-type="float">
            <text:p>0.688029135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" office:value-type="float" office:value="10.25" calcext:value-type="float">
            <text:p>10.25</text:p>
          </table:table-cell>
          <table:table-cell table:style-name="ce1" office:value-type="float" office:value="0.740564823150635" calcext:value-type="float">
            <text:p>0.74056482315063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0.5" calcext:value-type="float">
            <text:p>10.5</text:p>
          </table:table-cell>
          <table:table-cell office:value-type="float" office:value="0.718910455703735" calcext:value-type="float">
            <text:p>0.71891045570373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684332847595215" calcext:value-type="float">
            <text:p>0.684332847595215</text:p>
          </table:table-cell>
          <table:table-cell table:number-columns-repeated="11"/>
          <table:table-cell office:value-type="string" calcext:value-type="string">
            <text:p>https://saco.csic.es/index.php/s/66bQPo9nnStx2jj/download</text:p>
          </table:table-cell>
        </table:table-row>
        <table:table-row table:style-name="ro1">
          <table:table-cell table:number-columns-repeated="5"/>
          <table:table-cell office:value-type="float" office:value="11.5" calcext:value-type="float">
            <text:p>11.5</text:p>
          </table:table-cell>
          <table:table-cell office:value-type="float" office:value="0.521996974945068" calcext:value-type="float">
            <text:p>0.52199697494506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121996974945068" calcext:value-type="float">
            <text:p>0.12199697494506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0085597038269043" calcext:value-type="float">
            <text:p>0.00855970382690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0:58:58.279424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6:46:48.900485791</meta:creation-date>
    <dc:date>2022-08-01T10:33:49.926364263</dc:date>
    <meta:editing-duration>P2DT9H34M56S</meta:editing-duration>
    <meta:editing-cycles>9</meta:editing-cycles>
    <meta:generator>LibreOffice/6.4.7.2$Linux_X86_64 LibreOffice_project/40$Build-2</meta:generator>
    <meta:document-statistic meta:table-count="1" meta:cell-count="14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-dash="Fine_20_Dashed" svg:stroke-width="0.2cm" svg:stroke-color="#ff420e" svg:stroke-opacity="45%" draw:fill-color="#ff420e" draw:opacity="4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custom" chartooo:width="2.687cm" chartooo:height="1.21cm" style:legend-expansion-aspect-ratio="2.22066115702479" chart:style-name="ch2"/>
        <chart:plot-area chart:style-name="ch3" table:cell-range-address="Sheet1.C2:Sheet1.E12 Sheet1.D1:Sheet1.D1" chart:data-source-has-labels="row" svg:x="1.331cm" svg:y="0.18cm" svg:width="11.497cm" svg:height="7.659cm">
          <chartooo:coordinate-region svg:x="1.952cm" svg:y="0.379cm" svg:width="10.689cm" svg:height="6.813cm"/>
          <chart:axis chart:dimension="x" chart:name="primary-x" chart:style-name="ch4">
            <chart:title svg:x="6.519cm" svg:y="8.019cm" chart:style-name="ch5">
              <text:p>Gravity</text:p>
            </chart:title>
          </chart:axis>
          <chart:axis chart:dimension="y" chart:name="primary-y" chart:style-name="ch4">
            <chart:title svg:x="0.451cm" svg:y="4.886cm" chart:style-name="ch6">
              <text:p>Timeperiod</text:p>
            </chart:title>
            <chart:grid chart:style-name="ch7" chart:class="major"/>
          </chart:axis>
          <chart:series chart:style-name="ch8" chart:values-cell-range-address="Sheet1.D2:Sheet1.D12" chart:label-cell-address="Sheet1.D1:Sheet1.D1" chart:class="chart:scatter">
            <chart:domain table:cell-range-address="Sheet1.C2:Sheet1.C12"/>
            <chart:data-point chart:repeated="11"/>
          </chart:series>
          <chart:series chart:style-name="ch9" chart:values-cell-range-address="Sheet1.E2:Sheet1.E1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  <table:table-cell office:value-type="float" office:value="NaN">
                <text:p>NaN</text:p>
                <draw:g>
                  <svg:desc>Sheet1.D2:Sheet1.D12</svg:desc>
                </draw:g>
              </table:table-cell>
              <table:table-cell office:value-type="float" office:value="30">
                <text:p>30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696748733521">
                <text:p>14.6696748733521</text:p>
              </table:table-cell>
              <table:table-cell office:value-type="float" office:value="15.4653015032291">
                <text:p>15.4653015032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8353683948517">
                <text:p>13.8353683948517</text:p>
              </table:table-cell>
              <table:table-cell office:value-type="float" office:value="13.746844538975">
                <text:p>13.746844538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.1028687953949">
                <text:p>13.1028687953949</text:p>
              </table:table-cell>
              <table:table-cell office:value-type="float" office:value="12.6562852183088">
                <text:p>12.6562852183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5013101100921">
                <text:p>12.5013101100921</text:p>
              </table:table-cell>
              <table:table-cell office:value-type="float" office:value="11.8421115727397">
                <text:p>11.8421115727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6125719547272">
                <text:p>11.6125719547272</text:p>
              </table:table-cell>
              <table:table-cell office:value-type="float" office:value="11.1866345095532">
                <text:p>11.1866345095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.9396078586578">
                <text:p>10.9396078586578</text:p>
              </table:table-cell>
              <table:table-cell office:value-type="float" office:value="10.6351096699254">
                <text:p>10.6351096699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.1122810840607">
                <text:p>10.1122810840607</text:p>
              </table:table-cell>
              <table:table-cell office:value-type="float" office:value="10.1573601497421">
                <text:p>10.1573601497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4939866065979">
                <text:p>9.4939866065979</text:p>
              </table:table-cell>
              <table:table-cell office:value-type="float" office:value="9.73488809327318">
                <text:p>9.73488809327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28579926490784">
                <text:p>8.28579926490784</text:p>
              </table:table-cell>
              <table:table-cell office:value-type="float" office:value="9.35549222784175">
                <text:p>9.35549222784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">
                <text:p>9.8</text:p>
              </table:table-cell>
              <table:table-cell office:value-type="float" office:value="7.16464042663574">
                <text:p>7.16464042663574</text:p>
              </table:table-cell>
              <table:table-cell office:value-type="float" office:value="9.07719691687453">
                <text:p>9.07719691687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O3:Sheet1.O12" svg:x="0.32cm" svg:y="0.18cm" svg:width="12.481cm" svg:height="8.64cm">
          <chartooo:coordinate-region svg:x="1.047cm" svg:y="0.379cm" svg:width="11.5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3:Sheet1.O12" chart:class="chart:scatte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7856712341309">
                <text:p>2.47856712341309</text:p>
                <draw:g>
                  <svg:desc>Sheet1.O3:Sheet1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547803878784">
                <text:p>2.36547803878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597858428955">
                <text:p>2.25597858428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531803131104">
                <text:p>2.14531803131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239987373352">
                <text:p>2.0239987373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0052723884583">
                <text:p>1.90052723884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14066696167">
                <text:p>1.7514066696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4514994621277">
                <text:p>1.64514994621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7768759727478">
                <text:p>1.47768759727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1033182144165">
                <text:p>1.310331821441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F80:Sheet1.G120" svg:x="0.32cm" svg:y="0.18cm" svg:width="12.481cm" svg:height="8.64cm">
          <chartooo:coordinate-region svg:x="1.047cm" svg:y="0.379cm" svg:width="11.5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80:Sheet1.G120" chart:class="chart:scatter">
            <chart:domain table:cell-range-address="Sheet1.F80:Sheet1.F120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F80:Sheet1.F120</svg:desc>
                </draw:g>
              </table:table-cell>
              <table:table-cell office:value-type="float" office:value="1.77087640762329">
                <text:p>1.77087640762329</text:p>
                <draw:g>
                  <svg:desc>Sheet1.G80:Sheet1.G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42597246170044">
                <text:p>1.42597246170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.37787222862244">
                <text:p>1.37787222862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33612680435181">
                <text:p>1.33612680435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1.31530785560608">
                <text:p>1.31530785560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.28927779197693">
                <text:p>1.28927779197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1.27161073684692">
                <text:p>1.27161073684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26017642021179">
                <text:p>1.26017642021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1.24270677566528">
                <text:p>1.24270677566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.22471642494202">
                <text:p>1.22471642494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1.21244549751282">
                <text:p>1.2124454975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.19911551475525">
                <text:p>1.19911551475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5">
                <text:p>3.25</text:p>
              </table:table-cell>
              <table:table-cell office:value-type="float" office:value="1.18767285346985">
                <text:p>1.18767285346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1.17360472679138">
                <text:p>1.17360472679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1.16500115394592">
                <text:p>1.16500115394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.14730262756348">
                <text:p>1.14730262756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">
                <text:p>4.25</text:p>
              </table:table-cell>
              <table:table-cell office:value-type="float" office:value="1.13008975982666">
                <text:p>1.13008975982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1.09614515304565">
                <text:p>1.09614515304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1.08756542205811">
                <text:p>1.08756542205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.07445240020752">
                <text:p>1.07445240020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5">
                <text:p>5.25</text:p>
              </table:table-cell>
              <table:table-cell office:value-type="float" office:value="1.05788850784302">
                <text:p>1.05788850784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1.049889087677">
                <text:p>1.049889087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5">
                <text:p>5.75</text:p>
              </table:table-cell>
              <table:table-cell office:value-type="float" office:value="1.03610634803772">
                <text:p>1.03610634803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.02951002120972">
                <text:p>1.02951002120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5">
                <text:p>6.25</text:p>
              </table:table-cell>
              <table:table-cell office:value-type="float" office:value="0.975380897521973">
                <text:p>0.975380897521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0.955910682678223">
                <text:p>0.955910682678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0.94183515548706">
                <text:p>0.94183515548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937937021255493">
                <text:p>0.9379370212554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">
                <text:p>7.25</text:p>
              </table:table-cell>
              <table:table-cell office:value-type="float" office:value="0.916332244873047">
                <text:p>0.916332244873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0.903290033340454">
                <text:p>0.903290033340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75">
                <text:p>7.75</text:p>
              </table:table-cell>
              <table:table-cell office:value-type="float" office:value="0.847960233688355">
                <text:p>0.847960233688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831365585327148">
                <text:p>0.831365585327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5">
                <text:p>8.25</text:p>
              </table:table-cell>
              <table:table-cell office:value-type="float" office:value="0.797207355499268">
                <text:p>0.797207355499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">
                <text:p>8.5</text:p>
              </table:table-cell>
              <table:table-cell office:value-type="float" office:value="0.775232315063477">
                <text:p>0.775232315063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5">
                <text:p>8.75</text:p>
              </table:table-cell>
              <table:table-cell office:value-type="float" office:value="0.766059875488281">
                <text:p>0.766059875488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745450496673584">
                <text:p>0.745450496673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5">
                <text:p>9.25</text:p>
              </table:table-cell>
              <table:table-cell office:value-type="float" office:value="0.711472511291504">
                <text:p>0.711472511291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5">
                <text:p>9.5</text:p>
              </table:table-cell>
              <table:table-cell office:value-type="float" office:value="0.710739135742188">
                <text:p>0.710739135742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75">
                <text:p>9.75</text:p>
              </table:table-cell>
              <table:table-cell office:value-type="float" office:value="0.698255777359009">
                <text:p>0.698255777359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">
                <text:p>9.8</text:p>
              </table:table-cell>
              <table:table-cell office:value-type="float" office:value="0.698024034500122">
                <text:p>0.698024034500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688029135">
                <text:p>0.6880291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G80:Sheet1.G126" svg:x="0.32cm" svg:y="0.18cm" svg:width="15.36cm" svg:height="8.64cm">
          <chartooo:coordinate-region svg:x="1.047cm" svg:y="0.379cm" svg:width="14.493cm" svg:height="7.649cm"/>
          <chart:axis chart:dimension="x" chart:name="primary-x" chart:style-name="ch3"/>
          <chart:axis chart:dimension="y" chart:name="primary-y" chart:style-name="ch3"/>
          <chart:series chart:style-name="ch4" chart:values-cell-range-address="Sheet1.G80:Sheet1.G126" chart:class="chart:line">
            <chart:data-point chart:repeated="47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087640762329">
                <text:p>1.77087640762329</text:p>
                <draw:g>
                  <svg:desc>Sheet1.G80:Sheet1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597246170044">
                <text:p>1.42597246170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7787222862244">
                <text:p>1.37787222862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612680435181">
                <text:p>1.33612680435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1530785560608">
                <text:p>1.31530785560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8927779197693">
                <text:p>1.28927779197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7161073684692">
                <text:p>1.27161073684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017642021179">
                <text:p>1.26017642021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270677566528">
                <text:p>1.24270677566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471642494202">
                <text:p>1.22471642494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244549751282">
                <text:p>1.2124454975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911551475525">
                <text:p>1.19911551475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8767285346985">
                <text:p>1.18767285346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360472679138">
                <text:p>1.17360472679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500115394592">
                <text:p>1.16500115394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730262756348">
                <text:p>1.14730262756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3008975982666">
                <text:p>1.13008975982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614515304565">
                <text:p>1.09614515304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756542205811">
                <text:p>1.08756542205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445240020752">
                <text:p>1.07445240020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788850784302">
                <text:p>1.05788850784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9889087677">
                <text:p>1.049889087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610634803772">
                <text:p>1.03610634803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2951002120972">
                <text:p>1.02951002120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5380897521973">
                <text:p>0.975380897521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5910682678223">
                <text:p>0.955910682678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183515548706">
                <text:p>0.94183515548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7937021255493">
                <text:p>0.9379370212554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6332244873047">
                <text:p>0.916332244873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290033340454">
                <text:p>0.903290033340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7960233688355">
                <text:p>0.847960233688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1365585327148">
                <text:p>0.831365585327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97207355499268">
                <text:p>0.797207355499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5232315063477">
                <text:p>0.775232315063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6059875488281">
                <text:p>0.766059875488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5450496673584">
                <text:p>0.745450496673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1472511291504">
                <text:p>0.711472511291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0739135742188">
                <text:p>0.710739135742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8255777359009">
                <text:p>0.698255777359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98024034500122">
                <text:p>0.698024034500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8029135">
                <text:p>0.688029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40564823150635">
                <text:p>0.740564823150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8910455703735">
                <text:p>0.718910455703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4332847595215">
                <text:p>0.684332847595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1996974945068">
                <text:p>0.521996974945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1996974945068">
                <text:p>0.121996974945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5597038269043">
                <text:p>0.00855970382690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F80:Sheet1.G126" svg:x="0.32cm" svg:y="0.18cm" svg:width="12.481cm" svg:height="8.64cm">
          <chartooo:coordinate-region svg:x="1.047cm" svg:y="0.379cm" svg:width="11.5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80:Sheet1.G126" chart:class="chart:scatter">
            <chart:domain table:cell-range-address="Sheet1.F80:Sheet1.F126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F80:Sheet1.F126</svg:desc>
                </draw:g>
              </table:table-cell>
              <table:table-cell office:value-type="float" office:value="1.77087640762329">
                <text:p>1.77087640762329</text:p>
                <draw:g>
                  <svg:desc>Sheet1.G80:Sheet1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42597246170044">
                <text:p>1.42597246170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.37787222862244">
                <text:p>1.37787222862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33612680435181">
                <text:p>1.33612680435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1.31530785560608">
                <text:p>1.31530785560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.28927779197693">
                <text:p>1.28927779197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1.27161073684692">
                <text:p>1.27161073684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26017642021179">
                <text:p>1.26017642021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1.24270677566528">
                <text:p>1.24270677566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.22471642494202">
                <text:p>1.22471642494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1.21244549751282">
                <text:p>1.2124454975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.19911551475525">
                <text:p>1.19911551475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5">
                <text:p>3.25</text:p>
              </table:table-cell>
              <table:table-cell office:value-type="float" office:value="1.18767285346985">
                <text:p>1.18767285346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1.17360472679138">
                <text:p>1.17360472679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1.16500115394592">
                <text:p>1.16500115394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.14730262756348">
                <text:p>1.14730262756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">
                <text:p>4.25</text:p>
              </table:table-cell>
              <table:table-cell office:value-type="float" office:value="1.13008975982666">
                <text:p>1.13008975982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1.09614515304565">
                <text:p>1.09614515304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1.08756542205811">
                <text:p>1.08756542205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.07445240020752">
                <text:p>1.07445240020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5">
                <text:p>5.25</text:p>
              </table:table-cell>
              <table:table-cell office:value-type="float" office:value="1.05788850784302">
                <text:p>1.05788850784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1.049889087677">
                <text:p>1.049889087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5">
                <text:p>5.75</text:p>
              </table:table-cell>
              <table:table-cell office:value-type="float" office:value="1.03610634803772">
                <text:p>1.03610634803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.02951002120972">
                <text:p>1.02951002120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5">
                <text:p>6.25</text:p>
              </table:table-cell>
              <table:table-cell office:value-type="float" office:value="0.975380897521973">
                <text:p>0.975380897521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0.955910682678223">
                <text:p>0.955910682678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0.94183515548706">
                <text:p>0.94183515548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937937021255493">
                <text:p>0.9379370212554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">
                <text:p>7.25</text:p>
              </table:table-cell>
              <table:table-cell office:value-type="float" office:value="0.916332244873047">
                <text:p>0.916332244873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0.903290033340454">
                <text:p>0.903290033340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75">
                <text:p>7.75</text:p>
              </table:table-cell>
              <table:table-cell office:value-type="float" office:value="0.847960233688355">
                <text:p>0.847960233688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831365585327148">
                <text:p>0.831365585327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5">
                <text:p>8.25</text:p>
              </table:table-cell>
              <table:table-cell office:value-type="float" office:value="0.797207355499268">
                <text:p>0.797207355499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">
                <text:p>8.5</text:p>
              </table:table-cell>
              <table:table-cell office:value-type="float" office:value="0.775232315063477">
                <text:p>0.775232315063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5">
                <text:p>8.75</text:p>
              </table:table-cell>
              <table:table-cell office:value-type="float" office:value="0.766059875488281">
                <text:p>0.766059875488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745450496673584">
                <text:p>0.745450496673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5">
                <text:p>9.25</text:p>
              </table:table-cell>
              <table:table-cell office:value-type="float" office:value="0.711472511291504">
                <text:p>0.711472511291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5">
                <text:p>9.5</text:p>
              </table:table-cell>
              <table:table-cell office:value-type="float" office:value="0.710739135742188">
                <text:p>0.710739135742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75">
                <text:p>9.75</text:p>
              </table:table-cell>
              <table:table-cell office:value-type="float" office:value="0.698255777359009">
                <text:p>0.698255777359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">
                <text:p>9.8</text:p>
              </table:table-cell>
              <table:table-cell office:value-type="float" office:value="0.698024034500122">
                <text:p>0.698024034500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688029135">
                <text:p>0.688029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0.740564823150635">
                <text:p>0.740564823150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0.718910455703735">
                <text:p>0.718910455703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0.684332847595215">
                <text:p>0.684332847595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0.521996974945068">
                <text:p>0.521996974945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121996974945068">
                <text:p>0.121996974945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0.0085597038269043">
                <text:p>0.00855970382690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G80:Sheet1.G126" svg:x="0.32cm" svg:y="0.18cm" svg:width="15.36cm" svg:height="8.64cm">
          <chartooo:coordinate-region svg:x="1.047cm" svg:y="0.379cm" svg:width="14.493cm" svg:height="7.649cm"/>
          <chart:axis chart:dimension="x" chart:name="primary-x" chart:style-name="ch3"/>
          <chart:axis chart:dimension="y" chart:name="primary-y" chart:style-name="ch3"/>
          <chart:series chart:style-name="ch4" chart:values-cell-range-address="Sheet1.G80:Sheet1.G126" chart:class="chart:line">
            <chart:data-point chart:repeated="47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087640762329">
                <text:p>1.77087640762329</text:p>
                <draw:g>
                  <svg:desc>Sheet1.G80:Sheet1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597246170044">
                <text:p>1.42597246170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7787222862244">
                <text:p>1.37787222862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612680435181">
                <text:p>1.33612680435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1530785560608">
                <text:p>1.31530785560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8927779197693">
                <text:p>1.28927779197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7161073684692">
                <text:p>1.27161073684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017642021179">
                <text:p>1.26017642021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270677566528">
                <text:p>1.24270677566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471642494202">
                <text:p>1.22471642494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244549751282">
                <text:p>1.2124454975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911551475525">
                <text:p>1.19911551475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8767285346985">
                <text:p>1.18767285346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360472679138">
                <text:p>1.17360472679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500115394592">
                <text:p>1.16500115394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730262756348">
                <text:p>1.14730262756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3008975982666">
                <text:p>1.13008975982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614515304565">
                <text:p>1.09614515304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756542205811">
                <text:p>1.08756542205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445240020752">
                <text:p>1.07445240020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788850784302">
                <text:p>1.05788850784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9889087677">
                <text:p>1.049889087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610634803772">
                <text:p>1.03610634803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2951002120972">
                <text:p>1.02951002120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5380897521973">
                <text:p>0.975380897521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5910682678223">
                <text:p>0.955910682678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183515548706">
                <text:p>0.94183515548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7937021255493">
                <text:p>0.9379370212554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6332244873047">
                <text:p>0.916332244873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290033340454">
                <text:p>0.903290033340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7960233688355">
                <text:p>0.847960233688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1365585327148">
                <text:p>0.831365585327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97207355499268">
                <text:p>0.797207355499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5232315063477">
                <text:p>0.775232315063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6059875488281">
                <text:p>0.766059875488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5450496673584">
                <text:p>0.745450496673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1472511291504">
                <text:p>0.711472511291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0739135742188">
                <text:p>0.710739135742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8255777359009">
                <text:p>0.698255777359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98024034500122">
                <text:p>0.698024034500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8029135">
                <text:p>0.688029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40564823150635">
                <text:p>0.740564823150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8910455703735">
                <text:p>0.718910455703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4332847595215">
                <text:p>0.684332847595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1996974945068">
                <text:p>0.521996974945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1996974945068">
                <text:p>0.121996974945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5597038269043">
                <text:p>0.0085597038269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